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MS Gothic" style:font-name-asian="MS Gothic" style:font-name-complex="MS Gothic"/>
    </style:style>
    <style:style style:name="T3" style:parent-style-name="DefaultParagraphFont" style:family="text">
      <style:text-properties style:font-name="Aptos" style:font-name-complex="Aptos"/>
    </style:style>
    <style:style style:name="T4" style:parent-style-name="DefaultParagraphFont" style:family="text">
      <style:text-properties style:font-name="MS Gothic" style:font-name-asian="MS Gothic" style:font-name-complex="MS Gothic"/>
    </style:style>
    <style:style style:name="T5" style:parent-style-name="DefaultParagraphFont" style:family="text">
      <style:text-properties style:font-name="Aptos" style:font-name-complex="Aptos"/>
    </style:style>
    <style:style style:name="T6" style:parent-style-name="DefaultParagraphFont" style:family="text">
      <style:text-properties style:font-name="MS Gothic" style:font-name-asian="MS Gothic" style:font-name-complex="MS Gothic"/>
    </style:style>
    <style:style style:name="T7" style:parent-style-name="DefaultParagraphFont" style:family="text">
      <style:text-properties style:font-name="Aptos" style:font-name-complex="Aptos"/>
    </style:style>
    <style:style style:name="P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JUnitDemo/</text:p>
      <text:p text:style-name="Normal"><text:span text:style-name="T2">├</text:span><text:span text:style-name="T3">──</text:span><text:s/>src/</text:p>
      <text:p text:style-name="Normal">│ <text:s text:c="2"/><text:span text:style-name="T4">├</text:span><text:span text:style-name="T5">──</text:span><text:s/>main/java/</text:p>
      <text:p text:style-name="Normal">│ <text:s text:c="2"/>└── test/java/</text:p>
      <text:p text:style-name="Normal"><text:span text:style-name="T6">├</text:span><text:span text:style-name="T7">──</text:span><text:s/>pom.xml</text:p>
      <text:p text:style-name="Normal"/>
      <text:p text:style-name="Normal">&lt;dependency&gt; <text:s/></text:p>
      <text:p text:style-name="Normal"><text:s text:c="4"/>&lt;groupId&gt;junit&lt;/groupId&gt; <text:s/></text:p>
      <text:p text:style-name="Normal"><text:s text:c="4"/>&lt;artifactId&gt;junit&lt;/artifactId&gt; <text:s/></text:p>
      <text:p text:style-name="Normal"><text:s text:c="4"/>&lt;version&gt;4.13.2&lt;/version&gt; <text:s/></text:p>
      <text:p text:style-name="Normal"><text:s text:c="4"/>&lt;scope&gt;test&lt;/scope&gt; <text:s/></text:p>
      <text:p text:style-name="Normal">&lt;/dependency&gt;</text:p>
      <text:p text:style-name="Normal"/>
      <text:p text:style-name="P8">JAVA CODE</text:p>
      <text:p text:style-name="Normal"/>
      <text:p text:style-name="Normal">** *************************</text:p>
      <text:p text:style-name="Normal">package com.example;</text:p>
      <text:p text:style-name="Normal"/>
      <text:p text:style-name="Normal">public class Calculator {</text:p>
      <text:p text:style-name="Normal"><text:s text:c="4"/>public int add(int a, int b) {</text:p>
      <text:p text:style-name="Normal"><text:s text:c="8"/>return a + b;</text:p>
      <text:p text:style-name="Normal"><text:s text:c="4"/>}</text:p>
      <text:p text:style-name="Normal">}</text:p>
      <text:p text:style-name="Normal">****************************</text:p>
      <text:p text:style-name="Normal">****************************</text:p>
      <text:p text:style-name="Normal">package com.example;</text:p>
      <text:p text:style-name="Normal"/>
      <text:p text:style-name="Normal">import org.junit.Test;</text:p>
      <text:soft-page-break/>
      <text:p text:style-name="Normal">import static org.junit.Assert.*;</text:p>
      <text:p text:style-name="Normal"/>
      <text:p text:style-name="Normal">public class CalculatorTest {</text:p>
      <text:p text:style-name="Normal"><text:s text:c="4"/>@Test</text:p>
      <text:p text:style-name="Normal"><text:s text:c="4"/>public void testAdd() {</text:p>
      <text:p text:style-name="Normal"><text:s text:c="8"/>Calculator calc = new Calculator();</text:p>
      <text:p text:style-name="Normal"><text:s text:c="8"/>int result = calc.add(2, 3);</text:p>
      <text:p text:style-name="Normal"><text:s text:c="8"/>assertEquals(5, result);</text:p>
      <text:p text:style-name="Normal"><text:s text:c="4"/>}</text:p>
      <text:p text:style-name="Normal">}</text:p>
      <text:p text:style-name="Normal">*************************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umya Tiwari</meta:initial-creator>
    <dc:creator>Saumya Tiwari</dc:creator>
    <meta:creation-date>2025-06-29T17:57:00Z</meta:creation-date>
    <dc:date>2025-06-29T18:00:00Z</dc:date>
    <meta:template xlink:href="Normal.dotm" xlink:type="simple"/>
    <meta:editing-cycles>2</meta:editing-cycles>
    <meta:editing-duration>PT180S</meta:editing-duration>
    <meta:document-statistic meta:page-count="2" meta:paragraph-count="1" meta:word-count="109" meta:character-count="733" meta:row-count="5" meta:non-whitespace-character-count="625"/>
  </office:meta>
</office:document-meta>
</file>